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7375in"/>
    </style:style>
    <style:style style:name="Table1.B" style:family="table-column">
      <style:table-column-properties style:column-width="3.95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8528in"/>
    </style:style>
    <style:style style:name="Table2.B" style:family="table-column">
      <style:table-column-properties style:column-width="2.7472in"/>
    </style:style>
    <style:style style:name="Table2.C" style:family="table-column">
      <style:table-column-properties style:column-width="2.09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9569in" table:align="left"/>
    </style:style>
    <style:style style:name="Table3.A" style:family="table-column">
      <style:table-column-properties style:column-width="1.9674in"/>
    </style:style>
    <style:style style:name="Table3.B" style:family="table-column">
      <style:table-column-properties style:column-width="3.989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0674in" table:align="left"/>
    </style:style>
    <style:style style:name="Table4.A" style:family="table-column">
      <style:table-column-properties style:column-width="2.4167in"/>
    </style:style>
    <style:style style:name="Table4.B" style:family="table-column">
      <style:table-column-properties style:column-width="1.6507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ern. Hier kommt ein <text:span text:style-name="Strong_20_Emphasis">erweiterter und besonders gründlicher Lernzettel zu </text:span><text:span text:style-name="Strong_20_Emphasis"><text:span text:style-name="Source_20_Text">AutoSuggest</text:span></text:span><text:span text:style-name="Strong_20_Emphasis"> von </text:span><text:span text:style-name="Strong_20_Emphasis"><text:span text:style-name="Source_20_Text">prompt_toolkit</text:span></text:span>. Ziel ist, dass du alles wirklich <text:span text:style-name="Strong_20_Emphasis">verstehst</text:span>, es <text:span text:style-name="Strong_20_Emphasis">sicher anwenden</text:span> kannst und weißt, <text:span text:style-name="Strong_20_Emphasis">wann es sich lohnt</text:span>, welche <text:span text:style-name="Strong_20_Emphasis">Vorteile</text:span> es bringt und wie du es <text:span text:style-name="Strong_20_Emphasis">effektiv mit anderen Features kombinierst</text:span>.</text:p>
      <text:p text:style-name="Horizontal_20_Line"/>
      <text:h text:style-name="Heading_20_1" text:outline-level="1">📘 Lernzettel: <text:span text:style-name="Source_20_Text">AutoSuggest</text:span> in <text:span text:style-name="Source_20_Text">prompt_toolkit</text:span></text:h>
      <text:p text:style-name="Quotations">Vollständig. Gründlich. Praxisnah.</text:p>
      <text:p text:style-name="Horizontal_20_Line"/>
      <text:h text:style-name="Heading_20_2" text:outline-level="2">🧠 Was ist <text:span text:style-name="Source_20_Text">AutoSuggest</text:span>?</text:h>
      <text:p text:style-name="Text_20_body"><text:span text:style-name="Source_20_Text">AutoSuggest</text:span> ist ein Feature der <text:span text:style-name="Source_20_Text">prompt_toolkit</text:span>-Bibliothek, das <text:span text:style-name="Strong_20_Emphasis">dem Benutzer beim Tippen automatisch Vorschläge anzeigt</text:span> – direkt <text:span text:style-name="Strong_20_Emphasis">inline</text:span> (in grauer Schrift).</text:p>
      <text:p text:style-name="Text_20_body">➡️ <text:span text:style-name="Strong_20_Emphasis">Ziel</text:span>: Schnelle, fehlerfreie und komfortable Eingabe.</text:p>
      <text:p text:style-name="Text_20_body">Vergleichbar mit:</text:p>
      <text:list text:style-name="L1">
        <text:list-item>
          <text:p text:style-name="P2">Google-Suche → Vorschläge beim Tippen</text:p>
        </text:list-item>
        <text:list-item>
          <text:p text:style-name="P2">Shell / Terminal mit Autovervollständigung</text:p>
        </text:list-item>
      </text:list>
      <text:p text:style-name="Horizontal_20_Line"/>
      <text:h text:style-name="Heading_20_2" text:outline-level="2">🛠️ Wie funktioniert das?</text:h>
      <text:p text:style-name="Text_20_body"><text:span text:style-name="Source_20_Text">prompt_toolkit.prompt()</text:span> nimmt ein Argument namens <text:span text:style-name="Source_20_Text">auto_suggest</text:span>. Dort übergibst du ein Objekt, das von der Basisklasse <text:span text:style-name="Source_20_Text">AutoSuggest</text:span> abgeleitet ist.</text:p>
      <text:h text:style-name="Heading_20_3" text:outline-level="3">📌 Signatur:</text:h>
      <text:p text:style-name="P1"><text:span text:style-name="Source_20_Text">prompt(..., auto_suggest=AutoSuggestObject)</text:span></text:p>
      <text:p text:style-name="Text_20_body">Das System überprüft <text:span text:style-name="Strong_20_Emphasis">während des Tippens</text:span> laufend die bisherige Eingabe (<text:span text:style-name="Source_20_Text">document.text_before_cursor</text:span>) und ruft die Methode <text:span text:style-name="Source_20_Text">get_suggestion()</text:span> auf.</text:p>
      <text:p text:style-name="Text_20_body">Wenn ein Vorschlag passt, wird er <text:span text:style-name="Strong_20_Emphasis">grau eingefügt</text:span> und kann durch <text:span text:style-name="Source_20_Text">[→]</text:span>, <text:span text:style-name="Source_20_Text">[Tab]</text:span> oder <text:span text:style-name="Source_20_Text">[Enter]</text:span> übernommen werden.</text:p>
      <text:p text:style-name="Horizontal_20_Line"/>
      <text:h text:style-name="Heading_20_2" text:outline-level="2">⚙️ Vorgefertigte Variante: <text:span text:style-name="Source_20_Text">AutoSuggestFromHistory</text:span></text:h>
      <text:p text:style-name="Text_20_body">Diese Klasse ist <text:span text:style-name="Strong_20_Emphasis">sofort einsatzbereit</text:span> und speichert <text:span text:style-name="Strong_20_Emphasis">alle bisherigen Eingaben</text:span>.</text:p>
      <text:p text:style-name="Text_20_body"><text:soft-page-break/>Wenn du also beim ersten Mal <text:span text:style-name="Source_20_Text">"filter_name=From"</text:span> eingegeben hast, wird dieser Text beim nächsten Mal vorgeschlagen, sobald du <text:span text:style-name="Source_20_Text">"fil"</text:span> tippst.</text:p>
      <text:h text:style-name="Heading_20_3" text:outline-level="3">✅ Vorteile:</text:h>
      <text:list text:style-name="L2">
        <text:list-item>
          <text:p text:style-name="P3">Kein Aufwand</text:p>
        </text:list-item>
        <text:list-item>
          <text:p text:style-name="P3">Sofortige Produktivitätssteigerung</text:p>
        </text:list-item>
        <text:list-item>
          <text:p text:style-name="P3">Merkt sich alles automatisch</text:p>
        </text:list-item>
        <text:list-item>
          <text:p text:style-name="P3"><text:span text:style-name="Strong_20_Emphasis">Perfekt für interaktive Tools mit häufig wiederholten Eingaben</text:span></text:p>
        </text:list-item>
      </text:list>
      <text:h text:style-name="Heading_20_3" text:outline-level="3">Beispiel:</text:h>
      <text:p text:style-name="Preformatted_20_Text"><text:span text:style-name="Source_20_Text">from prompt_toolkit import prompt</text:span></text:p>
      <text:p text:style-name="Preformatted_20_Text"><text:span text:style-name="Source_20_Text">from prompt_toolkit.auto_suggest import AutoSuggestFromHistory</text:span></text:p>
      <text:p text:style-name="Preformatted_20_Text"/>
      <text:p text:style-name="P1"><text:span text:style-name="Source_20_Text">text = prompt("Filter: ", auto_suggest=AutoSuggestFromHistory())</text:span></text:p>
      <text:p text:style-name="Horizontal_20_Line"/>
      <text:h text:style-name="Heading_20_2" text:outline-level="2">🔧 Eigene Vorschläge: Eigene <text:span text:style-name="Source_20_Text">AutoSuggest</text:span>-Klasse</text:h>
      <text:p text:style-name="Text_20_body">Wenn du <text:span text:style-name="Strong_20_Emphasis">intelligentere, inhaltlich gesteuerte Vorschläge</text:span> willst, schreibst du eine eigene Klasse.</text:p>
      <text:h text:style-name="Heading_20_3" text:outline-level="3">Struktur:</text:h>
      <text:p text:style-name="Preformatted_20_Text"><text:span text:style-name="Source_20_Text">from prompt_toolkit.auto_suggest import AutoSuggest, Suggestion</text:span></text:p>
      <text:p text:style-name="Preformatted_20_Text"/>
      <text:p text:style-name="Preformatted_20_Text"><text:span text:style-name="Source_20_Text">class MySuggest(AutoSuggest):</text:span></text:p>
      <text:p text:style-name="Preformatted_20_Text"><text:span text:style-name="Source_20_Text"><text:s text:c="4"/>def get_suggestion(self, buffer, document):</text:span></text:p>
      <text:p text:style-name="Preformatted_20_Text"><text:span text:style-name="Source_20_Text"><text:s text:c="8"/>text = document.text_before_cursor</text:span></text:p>
      <text:p text:style-name="Preformatted_20_Text"><text:span text:style-name="Source_20_Text"><text:s text:c="8"/>if text.startswith("in"):</text:span></text:p>
      <text:p text:style-name="Preformatted_20_Text"><text:span text:style-name="Source_20_Text"><text:s text:c="12"/>return Suggestion("inSubject")</text:span></text:p>
      <text:p text:style-name="P1"><text:span text:style-name="Source_20_Text"><text:s text:c="8"/>return None</text:span></text:p>
      <text:h text:style-name="Heading_20_3" text:outline-level="3">Erklärung:</text:h>
      <text:list text:style-name="L3">
        <text:list-item>
          <text:p text:style-name="P4"><text:span text:style-name="Source_20_Text">buffer</text:span>: der Eingabepuffer (kompletter Zustand)</text:p>
        </text:list-item>
        <text:list-item>
          <text:p text:style-name="P4"><text:span text:style-name="Source_20_Text">document</text:span>: enthält <text:span text:style-name="Source_20_Text">text_before_cursor</text:span> (aktueller Eingabetext)</text:p>
        </text:list-item>
        <text:list-item>
          <text:p text:style-name="P4">Rückgabe: <text:span text:style-name="Source_20_Text">Suggestion(text)</text:span> oder <text:span text:style-name="Source_20_Text">None</text:span></text:p>
        </text:list-item>
      </text:list>
      <text:p text:style-name="Horizontal_20_Line"/>
      <text:h text:style-name="Heading_20_2" text:outline-level="2">🧪 Tipps zur Erstellung eigener Vorschläg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rage</text:p>
            </table:table-cell>
            <table:table-cell table:style-name="Table1.A1" office:value-type="string">
              <text:p text:style-name="Table_20_Heading">Empfehlung</text:p>
            </table:table-cell>
          </table:table-row>
        </table:table-header-rows>
        <table:table-row>
          <table:table-cell table:style-name="Table1.A1" office:value-type="string">
            <text:p text:style-name="Table_20_Contents">Was soll vorgeschlagen werden?</text:p>
          </table:table-cell>
          <table:table-cell table:style-name="Table1.A1" office:value-type="string">
            <text:p text:style-name="Table_20_Contents">Liste mit Regeln, Filternamen, Kommandos etc.</text:p>
          </table:table-cell>
        </table:table-row>
        <table:table-row>
          <table:table-cell table:style-name="Table1.A1" office:value-type="string">
            <text:p text:style-name="Table_20_Contents">Wann soll etwas vorgeschlagen werden?</text:p>
          </table:table-cell>
          <table:table-cell table:style-name="Table1.A1" office:value-type="string">
            <text:p text:style-name="Table_20_Contents">Nach Präfix, z. B. <text:span text:style-name="Source_20_Text">"in"</text:span> → <text:span text:style-name="Source_20_Text">"inSubject"</text:span></text:p>
          </table:table-cell>
        </table:table-row>
        <table:table-row>
          <table:table-cell table:style-name="Table1.A1" office:value-type="string">
            <text:p text:style-name="Table_20_Contents">Wie viele Vorschläge?</text:p>
          </table:table-cell>
          <table:table-cell table:style-name="Table1.A1" office:value-type="string">
            <text:p text:style-name="Table_20_Contents"><text:span text:style-name="Strong_20_Emphasis">Nur einen!</text:span> → <text:span text:style-name="Source_20_Text">AutoSuggest</text:span> schlägt nur einen Wert vor</text:p>
          </table:table-cell>
        </table:table-row>
        <table:table-row>
          <table:table-cell table:style-name="Table1.A1" office:value-type="string">
            <text:p text:style-name="Table_20_Contents">Mehrere Optionen?</text:p>
          </table:table-cell>
          <table:table-cell table:style-name="Table1.A1" office:value-type="string">
            <text:p text:style-name="Table_20_Contents">Dann besser mit <text:span text:style-name="Source_20_Text">Completer</text:span> kombinieren</text:p>
          </table:table-cell>
        </table:table-row>
      </table:table>
      <text:p text:style-name="Horizontal_20_Line"/>
      <text:h text:style-name="Heading_20_2" text:outline-level="2"><text:soft-page-break/>💡 Wann ist <text:span text:style-name="Source_20_Text">AutoSuggest</text:span> sinnvoll?</text:h>
      <text:h text:style-name="Heading_20_3" text:outline-level="3"><text:span text:style-name="Strong_20_Emphasis">Sehr sinnvoll bei:</text:span></text:h>
      <text:list text:style-name="L4">
        <text:list-item>
          <text:p text:style-name="P5">Eingaben, die sich oft wiederholen</text:p>
        </text:list-item>
        <text:list-item>
          <text:p text:style-name="P5">Konfiguration von Filtern / Regeln</text:p>
        </text:list-item>
        <text:list-item>
          <text:p text:style-name="P5">Kommandozeilen-Tools mit vielen Optionen</text:p>
        </text:list-item>
        <text:list-item>
          <text:p text:style-name="P5">Eingabefeldern mit freien Werten, z. B.:</text:p>
          <text:list>
            <text:list-item>
              <text:p text:style-name="P5">E-Mail-Betreffe</text:p>
            </text:list-item>
            <text:list-item>
              <text:p text:style-name="P5">Bedingungen</text:p>
            </text:list-item>
            <text:list-item>
              <text:p text:style-name="P5">Namen von Regeln</text:p>
            </text:list-item>
            <text:list-item>
              <text:p text:style-name="P5">Regex-Muster</text:p>
            </text:list-item>
          </text:list>
        </text:list-item>
      </text:list>
      <text:h text:style-name="Heading_20_3" text:outline-level="3"><text:span text:style-name="Strong_20_Emphasis">Nicht sinnvoll bei:</text:span></text:h>
      <text:list text:style-name="L5">
        <text:list-item>
          <text:p text:style-name="P6">Reinen Menüs (da besser <text:span text:style-name="Source_20_Text">Completer</text:span>)</text:p>
        </text:list-item>
        <text:list-item>
          <text:p text:style-name="P6">Wenn Vorschläge zwingend korrekt sein müssen</text:p>
        </text:list-item>
        <text:list-item>
          <text:p text:style-name="P6">Bei sicherheitskritischer Eingabe (z. B. Passwörter)</text:p>
        </text:list-item>
      </text:list>
      <text:p text:style-name="Horizontal_20_Line"/>
      <text:h text:style-name="Heading_20_2" text:outline-level="2">🔁 Unterschiede zu <text:span text:style-name="Source_20_Text">Completer</text:span> (z. B. <text:span text:style-name="Source_20_Text">WordCompleter</text:span>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rkmal</text:p>
            </table:table-cell>
            <table:table-cell table:style-name="Table2.A1" office:value-type="string">
              <text:p text:style-name="Table_20_Heading"><text:span text:style-name="Source_20_Text">AutoSuggest</text:span></text:p>
            </table:table-cell>
            <table:table-cell table:style-name="Table2.A1" office:value-type="string">
              <text:p text:style-name="Table_20_Heading"><text:span text:style-name="Source_20_Text">Complete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Trigger</text:p>
          </table:table-cell>
          <table:table-cell table:style-name="Table2.A1" office:value-type="string">
            <text:p text:style-name="Table_20_Contents">Automatisch beim Tippen</text:p>
          </table:table-cell>
          <table:table-cell table:style-name="Table2.A1" office:value-type="string">
            <text:p text:style-name="Table_20_Contents">Manuell durch <text:span text:style-name="Source_20_Text">[Tab]</text:span></text:p>
          </table:table-cell>
        </table:table-row>
        <table:table-row>
          <table:table-cell table:style-name="Table2.A1" office:value-type="string">
            <text:p text:style-name="Table_20_Contents">Vorschlagstyp</text:p>
          </table:table-cell>
          <table:table-cell table:style-name="Table2.A1" office:value-type="string">
            <text:p text:style-name="Table_20_Contents"><text:span text:style-name="Strong_20_Emphasis">Ein einziger Vorschlag</text:span> inline</text:p>
          </table:table-cell>
          <table:table-cell table:style-name="Table2.A1" office:value-type="string">
            <text:p text:style-name="Table_20_Contents"><text:span text:style-name="Strong_20_Emphasis">Mehrere Vorschläge</text:span> zur Auswahl</text:p>
          </table:table-cell>
        </table:table-row>
        <table:table-row>
          <table:table-cell table:style-name="Table2.A1" office:value-type="string">
            <text:p text:style-name="Table_20_Contents">Darstellung</text:p>
          </table:table-cell>
          <table:table-cell table:style-name="Table2.A1" office:value-type="string">
            <text:p text:style-name="Table_20_Contents">Grau und direkt im Eingabefeld</text:p>
          </table:table-cell>
          <table:table-cell table:style-name="Table2.A1" office:value-type="string">
            <text:p text:style-name="Table_20_Contents">Liste oder Menü</text:p>
          </table:table-cell>
        </table:table-row>
        <table:table-row>
          <table:table-cell table:style-name="Table2.A1" office:value-type="string">
            <text:p text:style-name="Table_20_Contents">Rückgabeklasse</text:p>
          </table:table-cell>
          <table:table-cell table:style-name="Table2.A1" office:value-type="string">
            <text:p text:style-name="Table_20_Contents"><text:span text:style-name="Source_20_Text">Suggestion</text:span></text:p>
          </table:table-cell>
          <table:table-cell table:style-name="Table2.A1" office:value-type="string">
            <text:p text:style-name="Table_20_Contents"><text:span text:style-name="Source_20_Text">Completion</text:span></text:p>
          </table:table-cell>
        </table:table-row>
        <table:table-row>
          <table:table-cell table:style-name="Table2.A1" office:value-type="string">
            <text:p text:style-name="Table_20_Contents">Mehrere Vorschläge möglich?</text:p>
          </table:table-cell>
          <table:table-cell table:style-name="Table2.A1" office:value-type="string">
            <text:p text:style-name="Table_20_Contents">❌ Nein</text:p>
          </table:table-cell>
          <table:table-cell table:style-name="Table2.A1" office:value-type="string">
            <text:p text:style-name="Table_20_Contents">✅ Ja</text:p>
          </table:table-cell>
        </table:table-row>
        <table:table-row>
          <table:table-cell table:style-name="Table2.A1" office:value-type="string">
            <text:p text:style-name="Table_20_Contents">UX-Typ</text:p>
          </table:table-cell>
          <table:table-cell table:style-name="Table2.A1" office:value-type="string">
            <text:p text:style-name="Table_20_Contents">Komfort-Vervollständigung</text:p>
          </table:table-cell>
          <table:table-cell table:style-name="Table2.A1" office:value-type="string">
            <text:p text:style-name="Table_20_Contents">Navigierbare Auswahl</text:p>
          </table:table-cell>
        </table:table-row>
        <table:table-row>
          <table:table-cell table:style-name="Table2.A1" office:value-type="string">
            <text:p text:style-name="Table_20_Contents">Kombinierbar?</text:p>
          </table:table-cell>
          <table:table-cell table:style-name="Table2.A1" office:value-type="string">
            <text:p text:style-name="Table_20_Contents">✅ Sehr gut mit <text:span text:style-name="Source_20_Text">Completer</text:span> kombinierbar</text:p>
          </table:table-cell>
          <table:table-cell table:style-name="Table2.A1" office:value-type="string">
            <text:p text:style-name="Table_20_Contents">✅ Ja</text:p>
          </table:table-cell>
        </table:table-row>
      </table:table>
      <text:p text:style-name="Horizontal_20_Line"/>
      <text:h text:style-name="Heading_20_2" text:outline-level="2">⚡ Best Practices zur Verwendung</text:h>
      <text:p text:style-name="Text_20_body">✅ Nutze <text:span text:style-name="Source_20_Text">AutoSuggestFromHistory</text:span>, wenn:</text:p>
      <text:list text:style-name="L6">
        <text:list-item>
          <text:p text:style-name="P7">dein CLI <text:span text:style-name="Strong_20_Emphasis">häufige, freie Eingaben</text:span> verarbeitet</text:p>
        </text:list-item>
        <text:list-item>
          <text:p text:style-name="P7">du keine feste Vorschlagslogik brauchst</text:p>
        </text:list-item>
      </text:list>
      <text:p text:style-name="Text_20_body">✅ Nutze eine eigene Klasse, wenn:</text:p>
      <text:list text:style-name="L7">
        <text:list-item>
          <text:p text:style-name="P8"><text:soft-page-break/>du Vorschläge abhängig vom <text:span text:style-name="Strong_20_Emphasis">Eingabetext</text:span> steuern willst</text:p>
        </text:list-item>
        <text:list-item>
          <text:p text:style-name="P8">du z. B. bei <text:span text:style-name="Source_20_Text">"in"</text:span> → <text:span text:style-name="Source_20_Text">"inSubject"</text:span> vorschlagen willst</text:p>
        </text:list-item>
      </text:list>
      <text:p text:style-name="Text_20_body">✅ Kombiniere mit <text:span text:style-name="Source_20_Text">Completer</text:span>, wenn:</text:p>
      <text:list text:style-name="L8">
        <text:list-item>
          <text:p text:style-name="P9">der Nutzer auch <text:span text:style-name="Strong_20_Emphasis">auswählen</text:span> können soll (Tab-Menü)</text:p>
        </text:list-item>
        <text:list-item>
          <text:p text:style-name="P9">du sowohl <text:span text:style-name="Strong_20_Emphasis">frei tippen</text:span> als auch <text:span text:style-name="Strong_20_Emphasis">Werte vorgeben</text:span> willst</text:p>
        </text:list-item>
      </text:list>
      <text:p text:style-name="Horizontal_20_Line"/>
      <text:h text:style-name="Heading_20_2" text:outline-level="2">🧠 Typische Beispiele aus der Praxi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wendung</text:p>
            </table:table-cell>
            <table:table-cell table:style-name="Table3.A1" office:value-type="string">
              <text:p text:style-name="Table_20_Heading">AutoSuggest-Vorteil</text:p>
            </table:table-cell>
          </table:table-row>
        </table:table-header-rows>
        <table:table-row>
          <table:table-cell table:style-name="Table3.A1" office:value-type="string">
            <text:p text:style-name="Table_20_Contents">Filterdefinitionen</text:p>
          </table:table-cell>
          <table:table-cell table:style-name="Table3.A1" office:value-type="string">
            <text:p text:style-name="Table_20_Contents">Merkt sich benutzerdefinierte Regeln</text:p>
          </table:table-cell>
        </table:table-row>
        <table:table-row>
          <table:table-cell table:style-name="Table3.A1" office:value-type="string">
            <text:p text:style-name="Table_20_Contents">Feldnamen eingeben</text:p>
          </table:table-cell>
          <table:table-cell table:style-name="Table3.A1" office:value-type="string">
            <text:p text:style-name="Table_20_Contents">Vorschlag: <text:span text:style-name="Source_20_Text">subject_contains</text:span>, <text:span text:style-name="Source_20_Text">from_address</text:span>, …</text:p>
          </table:table-cell>
        </table:table-row>
        <table:table-row>
          <table:table-cell table:style-name="Table3.A1" office:value-type="string">
            <text:p text:style-name="Table_20_Contents">Regex-Muster</text:p>
          </table:table-cell>
          <table:table-cell table:style-name="Table3.A1" office:value-type="string">
            <text:p text:style-name="Table_20_Contents">Erneute Verwendung gespeicherter Patterns</text:p>
          </table:table-cell>
        </table:table-row>
        <table:table-row>
          <table:table-cell table:style-name="Table3.A1" office:value-type="string">
            <text:p text:style-name="Table_20_Contents">Regelgruppen konfigurieren</text:p>
          </table:table-cell>
          <table:table-cell table:style-name="Table3.A1" office:value-type="string">
            <text:p text:style-name="Table_20_Contents">Schnelles Wiederholen häufig genutzter Begriffe</text:p>
          </table:table-cell>
        </table:table-row>
        <table:table-row>
          <table:table-cell table:style-name="Table3.A1" office:value-type="string">
            <text:p text:style-name="Table_20_Contents">Custom Rule Language</text:p>
          </table:table-cell>
          <table:table-cell table:style-name="Table3.A1" office:value-type="string">
            <text:p text:style-name="Table_20_Contents">Intelligente Vorschläge auf „in“, „is“, „contains“</text:p>
          </table:table-cell>
        </table:table-row>
      </table:table>
      <text:p text:style-name="Horizontal_20_Line"/>
      <text:h text:style-name="Heading_20_2" text:outline-level="2">✅ Fazit: Wann ist <text:span text:style-name="Source_20_Text">AutoSuggest</text:span> lohnenswert?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ituation</text:p>
            </table:table-cell>
            <table:table-cell table:style-name="Table4.A1" office:value-type="string">
              <text:p text:style-name="Table_20_Heading">Empfehlung</text:p>
            </table:table-cell>
          </table:table-row>
        </table:table-header-rows>
        <table:table-row>
          <table:table-cell table:style-name="Table4.A1" office:value-type="string">
            <text:p text:style-name="Table_20_Contents">Interaktive CLI mit freier Eingabe</text:p>
          </table:table-cell>
          <table:table-cell table:style-name="Table4.A1" office:value-type="string">
            <text:p text:style-name="Table_20_Contents"><text:span text:style-name="Strong_20_Emphasis">Ja</text:span></text:p>
          </table:table-cell>
        </table:table-row>
        <table:table-row>
          <table:table-cell table:style-name="Table4.A1" office:value-type="string">
            <text:p text:style-name="Table_20_Contents">Regeln / Filter / Konfiguration</text:p>
          </table:table-cell>
          <table:table-cell table:style-name="Table4.A1" office:value-type="string">
            <text:p text:style-name="Table_20_Contents"><text:span text:style-name="Strong_20_Emphasis">Ja</text:span></text:p>
          </table:table-cell>
        </table:table-row>
        <table:table-row>
          <table:table-cell table:style-name="Table4.A1" office:value-type="string">
            <text:p text:style-name="Table_20_Contents">Autovervollständigung aus Verlauf</text:p>
          </table:table-cell>
          <table:table-cell table:style-name="Table4.A1" office:value-type="string">
            <text:p text:style-name="Table_20_Contents"><text:span text:style-name="Strong_20_Emphasis">Ja</text:span></text:p>
          </table:table-cell>
        </table:table-row>
        <table:table-row>
          <table:table-cell table:style-name="Table4.A1" office:value-type="string">
            <text:p text:style-name="Table_20_Contents">Auswahl aus fixen Optionen</text:p>
          </table:table-cell>
          <table:table-cell table:style-name="Table4.A1" office:value-type="string">
            <text:p text:style-name="Table_20_Contents"><text:span text:style-name="Strong_20_Emphasis">Besser mit Completer</text:span></text:p>
          </table:table-cell>
        </table:table-row>
        <table:table-row>
          <table:table-cell table:style-name="Table4.A1" office:value-type="string">
            <text:p text:style-name="Table_20_Contents">Wiederverwendbare Eingaben</text:p>
          </table:table-cell>
          <table:table-cell table:style-name="Table4.A1" office:value-type="string">
            <text:p text:style-name="Table_20_Contents"><text:span text:style-name="Strong_20_Emphasis">Perfekt geeignet</text:span></text:p>
          </table:table-cell>
        </table:table-row>
        <table:table-row>
          <table:table-cell table:style-name="Table4.A1" office:value-type="string">
            <text:p text:style-name="Table_20_Contents">UX verbessern ohne eigene Listen</text:p>
          </table:table-cell>
          <table:table-cell table:style-name="Table4.A1" office:value-type="string">
            <text:p text:style-name="Table_20_Contents"><text:span text:style-name="Strong_20_Emphasis">Sehr sinnvoll</text:span></text:p>
          </table:table-cell>
        </table:table-row>
      </table:table>
      <text:p text:style-name="Horizontal_20_Line"/>
      <text:p text:style-name="Text_20_body">Wenn du willst, kann ich dir als Nächstes erklären:</text:p>
      <text:list text:style-name="L9">
        <text:list-item>
          <text:p text:style-name="P10">Wie du <text:span text:style-name="Source_20_Text">AutoSuggest</text:span> und <text:span text:style-name="Source_20_Text">Completer</text:span> <text:span text:style-name="Strong_20_Emphasis">in einem prompt</text:span> einsetzt</text:p>
        </text:list-item>
        <text:list-item>
          <text:p text:style-name="P10">Wie du aus Nutzereingaben ein eigenes <text:span text:style-name="Strong_20_Emphasis">Auto-Lernsystem für Vorschläge</text:span> machst (z. B. per Datei speichern)</text:p>
        </text:list-item>
        <text:list-item>
          <text:p text:style-name="P10">Wie du <text:span text:style-name="Source_20_Text">AutoSuggest</text:span> mit Filtern, Regelsets oder AI kombinierst</text:p>
        </text:list-item>
      </text:list>
      <text:p text:style-name="Text_20_body">Sag mir einfach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8:12:23.392258158</meta:creation-date>
    <dc:date>2025-07-07T18:12:32.324162283</dc:date>
    <meta:editing-duration>PT9S</meta:editing-duration>
    <meta:editing-cycles>1</meta:editing-cycles>
    <meta:document-statistic meta:table-count="4" meta:image-count="0" meta:object-count="0" meta:page-count="4" meta:paragraph-count="134" meta:word-count="654" meta:character-count="4905" meta:non-whitespace-character-count="4373"/>
    <meta:generator>LibreOffice/24.2.7.2$Linux_X86_64 LibreOffice_project/420$Build-2</meta:generator>
  </office:meta>
</office:document-meta>
</file>